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Cabin1" svg:font-family="Cabin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3.56cm" fo:min-width="6.1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2.036cm" fo:min-width="1.2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7.15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3.412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72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Cabin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abi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bin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99"/>
      <style:paragraph-properties fo:text-align="center"/>
      <style:text-properties style:font-name="FreeMono1" fo:font-size="12pt" style:font-size-asian="12pt" style:font-size-complex="12pt"/>
    </style:style>
    <style:style style:name="P11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abin"/>
    </style:style>
    <style:style style:name="P13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style:font-name="Cabin" fo:font-weight="bold" style:font-weight-asian="bold" style:font-weight-complex="bold"/>
    </style:style>
    <style:style style:name="T4" style:family="text">
      <style:text-properties style:font-name="FreeMono1"/>
    </style:style>
    <style:style style:name="T5" style:family="text">
      <style:text-properties style:font-name="Cabin"/>
    </style:style>
    <style:style style:name="T6" style:family="text">
      <style:text-properties style:font-name="FreeMono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462cm" svg:height="7.433cm" svg:x="0.421cm" svg:y="1.9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><text:span text:style-name="T1">2</text:span></text:p>
              </table:table-cell>
              <table:table-cell table:style-name="sun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sun1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5.637cm" svg:height="1.801cm" svg:x="0.233cm" svg:y="0.254cm">
          <draw:text-box>
            <text:p text:style-name="P2"><text:span text:style-name="T3">parent process file </text:span></text:p>
            <text:p text:style-name="P2"><text:span text:style-name="T3">descriptor table</text:span></text:p>
          </draw:text-box>
        </draw:frame>
        <draw:frame draw:style-name="standard" draw:layer="layout" svg:width="5.462cm" svg:height="7.433cm" svg:x="0.422cm" svg:y="11.428cm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0</text:span></text:p>
              </table:table-cell>
              <table:table-cell table:style-name="earth2"/>
            </table:table-row>
            <table:table-row table:style-name="ro2">
              <table:table-cell table:style-name="ce3">
                <text:p><text:span text:style-name="T1">1</text:span></text:p>
              </table:table-cell>
              <table:table-cell table:style-name="earth1"/>
            </table:table-row>
            <table:table-row table:style-name="ro2">
              <table:table-cell table:style-name="ce3">
                <text:p><text:span text:style-name="T1">2</text:span></text:p>
              </table:table-cell>
              <table:table-cell table:style-name="earth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earth1"/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795cm" svg:height="1.801cm" svg:x="0.234cm" svg:y="9.755cm">
          <draw:text-box>
            <text:p text:style-name="P2"><text:span text:style-name="T3">child process </text:span></text:p>
            <text:p text:style-name="P2"><text:span text:style-name="T3">descriptor table</text:span></text:p>
          </draw:text-box>
        </draw:frame>
        <draw:frame draw:style-name="standard" draw:layer="layout" svg:width="9.904cm" svg:height="11.163cm" svg:x="9.185cm" svg:y="5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5" table:default-cell-style-name="gray2">
              <table:table-cell/>
              <table:table-cell table:style-name="ce5">
                <text:p><text:span text:style-name="T4">O_WRITE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0.16cm" svg:height="1.801cm" svg:x="9.144cm" svg:y="3.632cm">
          <draw:text-box>
            <text:p text:style-name="P1"><text:span text:style-name="T3">Open file table </text:span></text:p>
            <text:p text:style-name="P1"><text:span text:style-name="T3">(only one table)</text:span></text:p>
          </draw:text-box>
        </draw:frame>
        <draw:frame draw:style-name="gr3" draw:text-style-name="P5" draw:layer="layout" svg:width="6.391cm" svg:height="1.737cm" svg:x="0.013cm" svg:y="19.104cm">
          <draw:text-box>
            <text:p text:style-name="P1">a file descriptor table per existing <text:span text:style-name="T5">process</text:span></text:p>
          </draw:text-box>
        </draw:frame>
        <draw:line draw:style-name="gr4" draw:text-style-name="P6" draw:layer="layout" svg:x1="4.572cm" svg:y1="5.588cm" svg:x2="9.185cm" svg:y2="8.382cm">
          <text:p/>
        </draw:line>
        <draw:line draw:style-name="gr4" draw:text-style-name="P6" draw:layer="layout" svg:x1="4.826cm" svg:y1="6.858cm" svg:x2="9.185cm" svg:y2="10.414cm">
          <text:p/>
        </draw:line>
        <draw:line draw:style-name="gr4" draw:text-style-name="P6" draw:layer="layout" svg:x1="4.826cm" svg:y1="7.874cm" svg:x2="9.185cm" svg:y2="12.446cm">
          <text:p/>
        </draw:line>
        <draw:line draw:style-name="gr4" draw:text-style-name="P6" draw:layer="layout" svg:x1="4.826cm" svg:y1="14.986cm" svg:x2="9.185cm" svg:y2="8.636cm">
          <text:p/>
        </draw:line>
        <draw:line draw:style-name="gr4" draw:text-style-name="P6" draw:layer="layout" svg:x1="4.826cm" svg:y1="16.256cm" svg:x2="9.185cm" svg:y2="10.414cm">
          <text:p/>
        </draw:line>
        <draw:line draw:style-name="gr4" draw:text-style-name="P6" draw:layer="layout" svg:x1="4.826cm" svg:y1="17.272cm" svg:x2="9.185cm" svg:y2="12.446cm">
          <text:p/>
        </draw:line>
        <draw:frame draw:style-name="gr5" draw:text-style-name="P7" draw:layer="layout" svg:width="11.798cm" svg:height="1.969cm" svg:x="8.014cm" svg:y="18.605cm">
          <draw:text-box>
            <text:p text:style-name="P1"><text:span text:style-name="T5">File descriptors at parent and child points to the same entries in the open files table</text:span></text:p>
          </draw:text-box>
        </draw:frame>
        <draw:line draw:style-name="gr4" draw:text-style-name="P6" draw:layer="layout" svg:x1="15.494cm" svg:y1="1.016cm" svg:x2="15.494cm" svg:y2="8.128cm">
          <text:p/>
        </draw:line>
        <draw:frame draw:style-name="gr6" draw:text-style-name="P7" draw:layer="layout" svg:width="6.391cm" svg:height="1.724cm" svg:x="12.715cm" svg:y="0.205cm">
          <draw:text-box>
            <text:p text:style-name="P1"><text:span text:style-name="T5">Set with </text:span><text:span text:style-name="T4">open()</text:span></text:p>
          </draw:text-box>
        </draw:frame>
        <draw:custom-shape draw:style-name="gr7" draw:text-style-name="P8" draw:layer="layout" svg:width="6.604cm" svg:height="6.096cm" svg:x="20.574cm" svg:y="14.4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standard" draw:layer="layout" svg:width="3.411cm" svg:height="3.887cm" svg:x="24.356cm" svg:y="3.525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4.318cm" svg:height="1.896cm" svg:x="24.212cm" svg:y="1.958cm">
          <draw:text-box>
            <text:p><text:span text:style-name="T5">inode</text:span> <text:span text:style-name="T4">hello.txt</text:span></text:p>
          </draw:text-box>
        </draw:frame>
        <draw:frame draw:style-name="standard" draw:layer="layout" svg:width="3.411cm" svg:height="3.887cm" svg:x="20.956cm" svg:y="9.526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9" draw:layer="layout" svg:width="2.54cm" svg:height="2.232cm" svg:x="21.492cm" svg:y="8.01cm">
          <draw:text-box>
            <text:p><text:span text:style-name="T5">inode</text:span> </text:p>
            <text:p><text:span text:style-name="T4">a.out</text:span></text:p>
          </draw:text-box>
        </draw:frame>
        <draw:custom-shape draw:style-name="gr10" draw:text-style-name="P10" draw:layer="layout" svg:width="1.778cm" svg:height="2.286cm" svg:x="20.828cm" svg:y="16.764cm">
          <text:p text:style-name="P1"><text:span text:style-name="T6">a.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778cm" svg:height="2.286cm" svg:x="24.928cm" svg:y="17.564cm">
          <text:p text:style-name="P1"><text:span text:style-name="T7">hello.tx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098cm" svg:y1="13.413cm" svg:x2="21.844cm" svg:y2="16.764cm">
          <text:p/>
        </draw:line>
        <draw:line draw:style-name="gr4" draw:text-style-name="P6" draw:layer="layout" svg:x1="25.908cm" svg:y1="7.412cm" svg:x2="25.908cm" svg:y2="17.564cm">
          <text:p/>
        </draw:line>
        <draw:line draw:style-name="gr4" draw:text-style-name="P6" draw:layer="layout" svg:x1="17.272cm" svg:y1="8.636cm" svg:x2="24.356cm" svg:y2="3.854cm">
          <text:p/>
        </draw:line>
        <draw:line draw:style-name="gr4" draw:text-style-name="P6" draw:layer="layout" svg:x1="17.272cm" svg:y1="10.414cm" svg:x2="20.956cm" svg:y2="9.906cm">
          <text:p/>
        </draw:line>
        <draw:line draw:style-name="gr4" draw:text-style-name="P6" draw:layer="layout" svg:x1="17.526cm" svg:y1="13.462cm" svg:x2="20.956cm" svg:y2="10.16cm">
          <text:p/>
        </draw:line>
        <draw:frame draw:style-name="gr11" draw:text-style-name="P12" draw:layer="layout" svg:width="7.656cm" svg:height="1.801cm" svg:x="19.62cm" svg:y="0.162cm">
          <draw:text-box>
            <text:p><text:span text:style-name="T5">*inodes are also organized </text:span></text:p>
            <text:p><text:span text:style-name="T5">as a table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Cabin1" svg:font-family="Cabin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3-23T14:02:29.103536240</dc:date>
    <meta:editing-duration>PT1H1M8S</meta:editing-duration>
    <meta:editing-cycles>5</meta:editing-cycles>
    <meta:generator>LibreOffice/5.1.6.2$Linux_X86_64 LibreOffice_project/10m0$Build-2</meta:generator>
    <meta:document-statistic meta:object-count="52"/>
  </office:meta>
</office:document-meta>
</file>